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8.8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draw:fill="none" fo:min-height="1.424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2.5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1" style:family="graphic" style:parent-style-name="standard">
      <style:graphic-properties draw:marker-end="Arrow" draw:marker-end-width="0.3cm" draw:textarea-vertical-align="middle"/>
    </style:style>
    <style:style style:name="gr12" style:family="graphic" style:parent-style-name="standard">
      <style:graphic-properties draw:marker-end="Arrow" draw:marker-end-width="0.3cm" draw:textarea-horizontal-align="right" draw:textarea-vertical-align="bottom"/>
    </style:style>
    <style:style style:name="gr13" style:family="graphic" style:parent-style-name="standard">
      <style:graphic-properties draw:fill="solid" draw:fill-color="#23ff23" draw:textarea-vertical-align="middle"/>
    </style:style>
    <style:style style:name="P1" style:family="paragraph">
      <style:text-properties fo:color="#ff0000" fo:font-size="26pt" style:font-size-asian="26pt" style:font-size-complex="26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P8" style:family="paragraph">
      <style:paragraph-properties fo:margin-left="0cm" fo:margin-right="0cm" fo:text-indent="0cm"/>
      <style:text-properties fo:font-size="18pt"/>
    </style:style>
    <style:style style:name="P9" style:family="paragraph">
      <style:paragraph-properties fo:margin-left="0cm" fo:margin-right="0cm" fo:text-align="center" fo:text-indent="0cm"/>
      <style:text-properties fo:font-size="18pt"/>
    </style:style>
    <style:style style:name="T1" style:family="text">
      <style:text-properties fo:color="#ff0000" fo:font-size="26pt" style:font-size-asian="26pt" style:font-size-complex="2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9pt" fo:language="en" fo:country="US" style:font-size-asian="9pt" style:font-size-complex="9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8pt"/>
    </style:style>
    <style:style style:name="T6" style:family="text">
      <style:text-properties fo:font-size="18pt" fo:language="en" fo:country="US"/>
    </style:style>
    <style:style style:name="T7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14.605cm" svg:height="9.14cm" svg:x="3.54cm" svg:y="4.175cm">
          <draw:text-box>
            <text:p text:style-name="P1"><text:span text:style-name="T1">This document is deprecated, please see system_architecture_2.odg</text:span></text:p>
          </draw:text-box>
        </draw:frame>
      </draw:page>
      <draw:page draw:name="page2" draw:style-name="dp1" draw:master-page-name="Default">
        <office:forms form:automatic-focus="false" form:apply-design-mode="false"/>
        <draw:frame draw:style-name="gr2" draw:text-style-name="P2" draw:layer="layout" svg:width="15.327cm" svg:height="1.905cm" svg:x="1.636cm" svg:y="1.635cm">
          <draw:text-box>
            <text:p text:style-name="P2">Phase 1 : simple and functional (completed 2008-06)</text:p>
            <text:p text:style-name="P2">System architecture <text:span text:style-name="T2">(where the boxes are physical machines)</text:span></text:p>
          </draw:text-box>
        </draw:frame>
        <draw:rect draw:style-name="gr3" draw:text-style-name="P4" draw:id="id2" draw:layer="layout" svg:width="3.175cm" svg:height="1.27cm" svg:x="11.795cm" svg:y="11.16cm">
          <text:p text:style-name="P3">Integrator</text:p>
        </draw:rect>
        <draw:rect draw:style-name="gr3" draw:text-style-name="P4" draw:id="id3" draw:layer="layout" svg:width="3.81cm" svg:height="1.27cm" svg:x="11.16cm" svg:y="6.08cm">
          <text:p text:style-name="P3">Caisi Facility</text:p>
        </draw:rect>
        <draw:rect draw:style-name="gr3" draw:text-style-name="P4" draw:id="id4" draw:layer="layout" svg:width="3.81cm" svg:height="1.27cm" svg:x="16.875cm" svg:y="6.08cm">
          <text:p text:style-name="P3">Caisi Facility</text:p>
        </draw:rect>
        <draw:rect draw:style-name="gr3" draw:text-style-name="P4" draw:id="id1" draw:layer="layout" svg:width="3.81cm" svg:height="1.27cm" svg:x="5.445cm" svg:y="6.08cm">
          <text:p text:style-name="P3">Caisi Facility</text:p>
        </draw:rect>
        <draw:connector draw:style-name="gr4" draw:text-style-name="P3" draw:layer="layout" draw:type="line" svg:x1="7.35cm" svg:y1="7.35cm" svg:x2="13.382cm" svg:y2="11.16cm" draw:start-shape="id1" draw:start-glue-point="2" draw:end-shape="id2" draw:end-glue-point="0" svg:d="m7350 7350 6032 3810">
          <text:p text:style-name="P3"><text:span text:style-name="T3">Web Service</text:span></text:p>
        </draw:connector>
        <draw:connector draw:style-name="gr4" draw:text-style-name="P3" draw:layer="layout" draw:type="line" svg:x1="13.065cm" svg:y1="7.35cm" svg:x2="13.382cm" svg:y2="11.16cm" draw:start-shape="id3" draw:start-glue-point="2" draw:end-shape="id2" draw:end-glue-point="0" svg:d="m13065 7350 317 3810">
          <text:p text:style-name="P3"><text:span text:style-name="T3">Web Service</text:span></text:p>
        </draw:connector>
        <draw:connector draw:style-name="gr4" draw:text-style-name="P3" draw:layer="layout" draw:type="line" svg:x1="18.78cm" svg:y1="7.35cm" svg:x2="13.382cm" svg:y2="11.16cm" draw:start-shape="id4" draw:start-glue-point="2" draw:end-shape="id2" draw:end-glue-point="0" svg:d="m18780 7350-5398 3810">
          <text:p text:style-name="P3"><text:span text:style-name="T3">Web Service</text:span></text:p>
        </draw:connector>
      </draw:page>
      <draw:page draw:name="page3" draw:style-name="dp1" draw:master-page-name="Default">
        <office:forms form:automatic-focus="false" form:apply-design-mode="false"/>
        <draw:frame draw:style-name="gr5" draw:text-style-name="P2" draw:layer="layout" svg:width="15.875cm" svg:height="1.674cm" svg:x="1.635cm" svg:y="1.635cm">
          <draw:text-box>
            <text:p text:style-name="P2">Phase 1 : simple and functional <text:s/>(completed 2008-06)</text:p>
            <text:p text:style-name="P2">Integrator code architecture</text:p>
          </draw:text-box>
        </draw:frame>
        <draw:rect draw:style-name="gr3" draw:text-style-name="P4" draw:id="id7" draw:layer="layout" svg:width="3.175cm" svg:height="1.27cm" svg:x="12.43cm" svg:y="16.875cm">
          <text:p text:style-name="P3">MySql</text:p>
        </draw:rect>
        <draw:rect draw:style-name="gr3" draw:text-style-name="P4" draw:id="id6" draw:layer="layout" svg:width="3.175cm" svg:height="1.27cm" svg:x="12.43cm" svg:y="13.065cm">
          <text:p text:style-name="P3">JPA</text:p>
        </draw:rect>
        <draw:rect draw:style-name="gr3" draw:text-style-name="P4" draw:id="id5" draw:layer="layout" svg:width="3.175cm" svg:height="1.27cm" svg:x="12.43cm" svg:y="8.62cm">
          <text:p text:style-name="P3">CXF</text:p>
        </draw:rect>
        <draw:connector draw:style-name="gr6" draw:text-style-name="P4" draw:layer="layout" draw:type="line" svg:x1="14.017cm" svg:y1="9.89cm" svg:x2="14.017cm" svg:y2="13.065cm" draw:start-shape="id5" draw:start-glue-point="2" draw:end-shape="id6" draw:end-glue-point="0" svg:d="m14017 9890v3175">
          <text:p/>
        </draw:connector>
        <draw:connector draw:style-name="gr6" draw:text-style-name="P4" draw:layer="layout" draw:type="line" svg:x1="14.017cm" svg:y1="14.335cm" svg:x2="14.017cm" svg:y2="16.875cm" draw:start-shape="id6" draw:start-glue-point="2" draw:end-shape="id7" draw:end-glue-point="0" svg:d="m14017 14335v2540">
          <text:p/>
        </draw:connector>
      </draw:page>
      <draw:page draw:name="page4" draw:style-name="dp1" draw:master-page-name="Default">
        <office:forms form:automatic-focus="false" form:apply-design-mode="false"/>
        <draw:frame draw:style-name="gr5" draw:text-style-name="P2" draw:layer="layout" svg:width="17.145cm" svg:height="1.674cm" svg:x="2.905cm" svg:y="1.635cm">
          <draw:text-box>
            <text:p text:style-name="P2">Phase 2 : Ldap Authentication <text:span text:style-name="T4">(because the city of toronto has a love affair with it)</text:span></text:p>
            <text:p text:style-name="P2">Integrator code architecture</text:p>
          </draw:text-box>
        </draw:frame>
        <draw:rect draw:style-name="gr3" draw:text-style-name="P4" draw:id="id10" draw:layer="layout" svg:width="3.175cm" svg:height="1.27cm" svg:x="9.255cm" svg:y="16.875cm">
          <text:p text:style-name="P3">MySql</text:p>
        </draw:rect>
        <draw:rect draw:style-name="gr3" draw:text-style-name="P4" draw:id="id9" draw:layer="layout" svg:width="3.175cm" svg:height="1.27cm" svg:x="9.255cm" svg:y="13.065cm">
          <text:p text:style-name="P3">JPA</text:p>
        </draw:rect>
        <draw:rect draw:style-name="gr3" draw:text-style-name="P4" draw:id="id8" draw:layer="layout" svg:width="3.175cm" svg:height="1.27cm" svg:x="12.431cm" svg:y="8.621cm">
          <text:p text:style-name="P3">CXF</text:p>
        </draw:rect>
        <draw:connector draw:style-name="gr6" draw:text-style-name="P4" draw:layer="layout" draw:type="line" svg:x1="14.018cm" svg:y1="9.891cm" svg:x2="10.842cm" svg:y2="13.065cm" draw:start-shape="id8" draw:start-glue-point="2" draw:end-shape="id9" draw:end-glue-point="0" svg:d="m14018 9891-3176 3174">
          <text:p/>
        </draw:connector>
        <draw:connector draw:style-name="gr6" draw:text-style-name="P4" draw:layer="layout" draw:type="line" svg:x1="10.842cm" svg:y1="14.335cm" svg:x2="10.842cm" svg:y2="16.875cm" draw:start-shape="id9" draw:start-glue-point="2" draw:end-shape="id10" draw:end-glue-point="0" svg:d="m10842 14335v2540">
          <text:p/>
        </draw:connector>
        <draw:rect draw:style-name="gr3" draw:text-style-name="P4" draw:id="id11" draw:layer="layout" svg:width="3.175cm" svg:height="1.27cm" svg:x="14.97cm" svg:y="13.065cm">
          <text:p text:style-name="P3">pojo dao</text:p>
        </draw:rect>
        <draw:connector draw:style-name="gr6" draw:text-style-name="P4" draw:layer="layout" draw:type="line" svg:x1="14.018cm" svg:y1="9.891cm" svg:x2="16.557cm" svg:y2="13.065cm" draw:start-shape="id8" draw:start-glue-point="2" draw:end-shape="id11" draw:end-glue-point="0" svg:d="m14018 9891 2539 3174">
          <text:p/>
        </draw:connector>
        <draw:rect draw:style-name="gr3" draw:text-style-name="P4" draw:id="id12" draw:layer="layout" svg:width="3.175cm" svg:height="1.27cm" svg:x="14.97cm" svg:y="16.875cm">
          <text:p text:style-name="P3">Ads</text:p>
        </draw:rect>
        <draw:connector draw:style-name="gr6" draw:text-style-name="P4" draw:layer="layout" draw:type="line" svg:x1="16.557cm" svg:y1="14.335cm" svg:x2="16.557cm" svg:y2="16.875cm" draw:start-shape="id11" draw:start-glue-point="2" draw:end-shape="id12" draw:end-glue-point="0" svg:d="m16557 14335v2540">
          <text:p/>
        </draw:connector>
        <draw:frame draw:style-name="gr7" draw:text-style-name="P5" draw:layer="layout" svg:width="12.7cm" svg:height="2.79cm" svg:x="2.905cm" svg:y="3.29cm">
          <draw:text-box>
            <text:p text:style-name="P2"><text:span text:style-name="T2">Ldap will be used for authentication of the facilities, but not necessarily the data storage. (Although some additional data maybe appropriate to move into there.)</text:span></text:p>
          </draw:text-box>
        </draw:frame>
      </draw:page>
      <draw:page draw:name="page5" draw:style-name="dp1" draw:master-page-name="Default">
        <office:forms form:automatic-focus="false" form:apply-design-mode="false"/>
        <draw:frame draw:style-name="gr5" draw:text-style-name="P2" draw:layer="layout" svg:width="17.145cm" svg:height="1.674cm" svg:x="2.906cm" svg:y="1.635cm">
          <draw:text-box>
            <text:p text:style-name="P2">Phase 3 : HL7 integration</text:p>
            <text:p text:style-name="P2">Integrator code architecture</text:p>
          </draw:text-box>
        </draw:frame>
        <draw:rect draw:style-name="gr3" draw:text-style-name="P4" draw:id="id15" draw:layer="layout" svg:width="3.175cm" svg:height="1.27cm" svg:x="10.525cm" svg:y="18.78cm">
          <text:p text:style-name="P3">MySql</text:p>
        </draw:rect>
        <draw:rect draw:style-name="gr3" draw:text-style-name="P4" draw:id="id14" draw:layer="layout" svg:width="3.175cm" svg:height="1.27cm" svg:x="10.525cm" svg:y="15.51cm">
          <text:p text:style-name="P3">JPA</text:p>
        </draw:rect>
        <draw:rect draw:style-name="gr3" draw:text-style-name="P4" draw:id="id13" draw:layer="layout" svg:width="5.08cm" svg:height="1.905cm" svg:x="6.715cm" svg:y="10.525cm">
          <text:p text:style-name="P3">pojo local<text:line-break/>integrator bean</text:p>
        </draw:rect>
        <draw:connector draw:style-name="gr6" draw:text-style-name="P4" draw:layer="layout" draw:type="line" svg:x1="9.255cm" svg:y1="12.43cm" svg:x2="12.112cm" svg:y2="15.51cm" draw:start-shape="id13" draw:start-glue-point="2" draw:end-shape="id14" draw:end-glue-point="0" svg:d="m9255 12430 2857 3080">
          <text:p/>
        </draw:connector>
        <draw:connector draw:style-name="gr6" draw:text-style-name="P4" draw:layer="layout" draw:type="line" svg:x1="12.112cm" svg:y1="16.78cm" svg:x2="12.112cm" svg:y2="18.78cm" draw:start-shape="id14" draw:start-glue-point="2" draw:end-shape="id15" draw:end-glue-point="0" svg:d="m12112 16780v2000">
          <text:p/>
        </draw:connector>
        <draw:rect draw:style-name="gr3" draw:text-style-name="P4" draw:id="id16" draw:layer="layout" svg:width="3.175cm" svg:height="1.27cm" svg:x="2.905cm" svg:y="14.97cm">
          <text:p text:style-name="P3">pojo dao</text:p>
        </draw:rect>
        <draw:connector draw:style-name="gr6" draw:text-style-name="P4" draw:layer="layout" draw:type="line" svg:x1="9.255cm" svg:y1="12.43cm" svg:x2="4.492cm" svg:y2="14.97cm" draw:start-shape="id13" draw:start-glue-point="2" draw:end-shape="id16" draw:end-glue-point="0" svg:d="m9255 12430-4763 2540">
          <text:p/>
        </draw:connector>
        <draw:rect draw:style-name="gr3" draw:text-style-name="P4" draw:id="id17" draw:layer="layout" svg:width="3.175cm" svg:height="1.27cm" svg:x="2.905cm" svg:y="18.78cm">
          <text:p text:style-name="P3">Ads</text:p>
        </draw:rect>
        <draw:connector draw:style-name="gr6" draw:text-style-name="P4" draw:layer="layout" draw:type="line" svg:x1="4.492cm" svg:y1="16.24cm" svg:x2="4.492cm" svg:y2="18.78cm" draw:start-shape="id16" draw:start-glue-point="2" draw:end-shape="id17" svg:d="m4492 16240v2540">
          <text:p/>
        </draw:connector>
        <draw:rect draw:style-name="gr3" draw:text-style-name="P4" draw:id="id19" draw:layer="layout" svg:width="5.08cm" svg:height="1.905cm" svg:x="14.97cm" svg:y="10.525cm">
          <text:p text:style-name="P3">HL7 remote<text:line-break/>data bean</text:p>
        </draw:rect>
        <draw:frame draw:style-name="gr8" draw:id="id20" draw:layer="layout" svg:width="4.24cm" svg:height="0.962cm" svg:x="20.685cm" svg:y="14.97cm">
          <draw:text-box>
            <text:p text:style-name="P2">To Oblivion...</text:p>
          </draw:text-box>
        </draw:frame>
        <draw:rect draw:style-name="gr3" draw:text-style-name="P4" draw:id="id18" draw:layer="layout" svg:width="3.175cm" svg:height="1.27cm" svg:x="11.795cm" svg:y="6.715cm">
          <text:p text:style-name="P3">CXF</text:p>
        </draw:rect>
        <draw:connector draw:style-name="gr9" draw:text-style-name="P3" draw:layer="layout" draw:type="line" svg:x1="13.382cm" svg:y1="7.985cm" svg:x2="9.255cm" svg:y2="10.525cm" draw:start-shape="id18" draw:start-glue-point="2" draw:end-shape="id13" draw:end-glue-point="0" svg:d="m13382 7985-4127 2540">
          <text:p text:style-name="P3">fork / join</text:p>
        </draw:connector>
        <draw:connector draw:style-name="gr9" draw:text-style-name="P3" draw:layer="layout" draw:type="line" svg:x1="13.382cm" svg:y1="7.985cm" svg:x2="17.51cm" svg:y2="10.525cm" draw:start-shape="id18" draw:start-glue-point="2" draw:end-shape="id19" draw:end-glue-point="0" svg:d="m13382 7985 4128 2540">
          <text:p text:style-name="P3">fork / join</text:p>
        </draw:connector>
        <draw:frame draw:style-name="gr8" draw:text-style-name="P6" draw:layer="layout" svg:width="21.715cm" svg:height="2.147cm" svg:x="2.905cm" svg:y="3.298cm">
          <draw:text-box>
            <text:p text:style-name="P2"><text:span text:style-name="T2">The change here is to refactor any local integrator code into a pojo specifically for local access. HL7 should then </text:span></text:p>
            <text:p text:style-name="P2"><text:span text:style-name="T2">have it's own remote hl7 accessing code. The CXF web service can now be more “pure” in that it only processes </text:span></text:p>
            <text:p text:style-name="P2"><text:span text:style-name="T2">the request and response. Due to the nature of the data requests, the two local and remote requests should be</text:span></text:p>
            <text:p text:style-name="P2"><text:span text:style-name="T2">processed with something similar to a fork-join.</text:span></text:p>
          </draw:text-box>
        </draw:frame>
        <draw:connector draw:style-name="gr10" draw:text-style-name="P4" draw:layer="layout" draw:type="line" svg:x1="17.51cm" svg:y1="12.43cm" svg:x2="22.805cm" svg:y2="14.97cm" draw:start-shape="id19" draw:start-glue-point="2" draw:end-shape="id20" draw:end-glue-point="0" svg:d="m17510 12430 5295 2540">
          <text:p/>
        </draw:connector>
        <draw:connector draw:style-name="gr11" draw:text-style-name="P4" draw:layer="layout" draw:type="line" svg:x1="17.51cm" svg:y1="12.43cm" svg:x2="12.112cm" svg:y2="15.51cm" draw:start-shape="id19" draw:start-glue-point="2" draw:end-shape="id14" draw:end-glue-point="0" svg:d="m17510 12430-5398 3080">
          <text:p/>
        </draw:connector>
      </draw:page>
      <draw:page draw:name="page6" draw:style-name="dp1" draw:master-page-name="Default">
        <office:forms form:automatic-focus="false" form:apply-design-mode="false"/>
        <draw:frame draw:style-name="gr5" draw:text-style-name="P2" draw:layer="layout" svg:width="23.495cm" svg:height="1.674cm" svg:x="2.27cm" svg:y="1.635cm">
          <draw:text-box>
            <text:p text:style-name="P2">Phase 4 : AMQ for predictable response times<text:span text:style-name="T2"> (and so we can be over engineered in scaleability)</text:span></text:p>
            <text:p text:style-name="P2">Integrator code architecture</text:p>
          </draw:text-box>
        </draw:frame>
        <draw:rect draw:style-name="gr3" draw:text-style-name="P4" draw:id="id24" draw:layer="layout" svg:width="3.175cm" svg:height="1.27cm" svg:x="11.161cm" svg:y="19.32cm">
          <text:p text:style-name="P3">MySql</text:p>
        </draw:rect>
        <draw:rect draw:style-name="gr3" draw:text-style-name="P4" draw:id="id23" draw:layer="layout" svg:width="3.175cm" svg:height="1.27cm" svg:x="11.16cm" svg:y="16.778cm">
          <text:p text:style-name="P3">JPA</text:p>
        </draw:rect>
        <draw:rect draw:style-name="gr3" draw:text-style-name="P4" draw:id="id21" draw:layer="layout" svg:width="5.08cm" svg:height="1.905cm" svg:x="6.716cm" svg:y="10.526cm">
          <text:p text:style-name="P3">pojo local<text:line-break/>integrator bean</text:p>
        </draw:rect>
        <draw:connector draw:style-name="gr6" draw:text-style-name="P4" draw:layer="layout" draw:type="line" svg:x1="9.256cm" svg:y1="12.431cm" svg:x2="14.017cm" svg:y2="14.335cm" draw:start-shape="id21" draw:start-glue-point="2" draw:end-shape="id22" draw:end-glue-point="0" svg:d="m9256 12431 4761 1904">
          <text:p/>
        </draw:connector>
        <draw:connector draw:style-name="gr6" draw:text-style-name="P4" draw:layer="layout" draw:type="line" svg:x1="12.747cm" svg:y1="18.048cm" svg:x2="12.748cm" svg:y2="19.32cm" draw:start-shape="id23" draw:start-glue-point="2" draw:end-shape="id24" draw:end-glue-point="0" svg:d="m12747 18048 1 1272">
          <text:p/>
        </draw:connector>
        <draw:rect draw:style-name="gr3" draw:text-style-name="P4" draw:id="id25" draw:layer="layout" svg:width="3.175cm" svg:height="1.27cm" svg:x="2.27cm" svg:y="15.605cm">
          <text:p text:style-name="P3">pojo dao</text:p>
        </draw:rect>
        <draw:connector draw:style-name="gr6" draw:text-style-name="P4" draw:layer="layout" draw:type="line" svg:x1="9.256cm" svg:y1="12.431cm" svg:x2="3.857cm" svg:y2="15.605cm" draw:start-shape="id21" draw:start-glue-point="2" draw:end-shape="id25" draw:end-glue-point="0" svg:d="m9256 12431-5399 3174">
          <text:p/>
        </draw:connector>
        <draw:rect draw:style-name="gr3" draw:text-style-name="P4" draw:id="id26" draw:layer="layout" svg:width="3.175cm" svg:height="1.27cm" svg:x="2.271cm" svg:y="18.147cm">
          <text:p text:style-name="P3">ADS</text:p>
        </draw:rect>
        <draw:connector draw:style-name="gr6" draw:text-style-name="P4" draw:layer="layout" draw:type="line" svg:x1="3.857cm" svg:y1="16.875cm" svg:x2="3.858cm" svg:y2="18.147cm" draw:start-shape="id25" draw:start-glue-point="2" draw:end-shape="id26" draw:end-glue-point="0" svg:d="m3857 16875 1 1272">
          <text:p/>
        </draw:connector>
        <draw:rect draw:style-name="gr3" draw:text-style-name="P4" draw:id="id27" draw:layer="layout" svg:width="5.08cm" svg:height="1.905cm" svg:x="14.971cm" svg:y="10.526cm">
          <text:p text:style-name="P3">HL7 remote<text:line-break/>data bean</text:p>
        </draw:rect>
        <draw:connector draw:style-name="gr12" draw:text-style-name="P7" draw:layer="layout" draw:type="line" svg:x1="17.511cm" svg:y1="12.431cm" svg:x2="22.806cm" svg:y2="14.971cm" draw:start-shape="id27" draw:start-glue-point="2" draw:end-shape="id28" draw:end-glue-point="0" svg:d="m17511 12431 5295 2540">
          <text:p/>
        </draw:connector>
        <draw:frame draw:style-name="gr8" draw:id="id28" draw:layer="layout" svg:width="4.24cm" svg:height="0.962cm" svg:x="20.686cm" svg:y="14.971cm">
          <draw:text-box>
            <text:p text:style-name="P2">To Oblivion...</text:p>
          </draw:text-box>
        </draw:frame>
        <draw:rect draw:style-name="gr3" draw:text-style-name="P4" draw:id="id29" draw:layer="layout" svg:width="3.175cm" svg:height="1.27cm" svg:x="11.796cm" svg:y="6.716cm">
          <text:p text:style-name="P3">CXF</text:p>
        </draw:rect>
        <draw:connector draw:style-name="gr9" draw:text-style-name="P3" draw:layer="layout" draw:type="line" svg:x1="13.383cm" svg:y1="7.986cm" svg:x2="9.256cm" svg:y2="10.526cm" draw:start-shape="id29" draw:start-glue-point="2" draw:end-shape="id21" draw:end-glue-point="0" svg:d="m13383 7986-4127 2540">
          <text:p text:style-name="P3">fork / join</text:p>
        </draw:connector>
        <draw:connector draw:style-name="gr9" draw:text-style-name="P3" draw:layer="layout" draw:type="line" svg:x1="13.383cm" svg:y1="7.986cm" svg:x2="17.511cm" svg:y2="10.526cm" draw:start-shape="id29" draw:start-glue-point="2" draw:end-shape="id27" draw:end-glue-point="0" svg:d="m13383 7986 4128 2540">
          <text:p text:style-name="P3">fork / join</text:p>
        </draw:connector>
        <draw:frame draw:style-name="gr8" draw:text-style-name="P6" draw:layer="layout" svg:width="23.214cm" svg:height="1.673cm" svg:x="2.27cm" svg:y="3.137cm">
          <draw:text-box>
            <text:p text:style-name="P2"><text:span text:style-name="T2">The change here is to have the database writes go through AMQ. This prevents overloading of the database writes</text:span></text:p>
            <text:p text:style-name="P2"><text:span text:style-name="T2">when all agencies update data at the same time. It also allows read access to continue at a normal pace. The data writes</text:span></text:p>
            <text:p text:style-name="P2"><text:span text:style-name="T2">are note as time sensitive so they can back log for hours for all we care. Read access should still go directory to the JPA.</text:span></text:p>
          </draw:text-box>
        </draw:frame>
        <draw:rect draw:style-name="gr3" draw:text-style-name="P4" draw:id="id22" draw:layer="layout" svg:width="3.175cm" svg:height="1.27cm" svg:x="12.43cm" svg:y="14.335cm">
          <text:p text:style-name="P3">AMQ</text:p>
        </draw:rect>
        <draw:connector draw:style-name="gr11" draw:text-style-name="P4" draw:layer="layout" draw:type="line" svg:x1="14.017cm" svg:y1="15.605cm" svg:x2="12.747cm" svg:y2="16.778cm" draw:start-shape="id22" draw:start-glue-point="2" draw:end-shape="id23" draw:end-glue-point="0" svg:d="m14017 15605-1270 1173">
          <text:p/>
        </draw:connector>
        <draw:connector draw:style-name="gr11" draw:text-style-name="P4" draw:layer="layout" draw:type="line" svg:x1="9.256cm" svg:y1="12.431cm" svg:x2="12.747cm" svg:y2="16.778cm" draw:start-shape="id21" draw:start-glue-point="2" draw:end-shape="id23" draw:end-glue-point="0" svg:d="m9256 12431 3491 4347">
          <text:p/>
        </draw:connector>
        <draw:connector draw:style-name="gr11" draw:text-style-name="P4" draw:layer="layout" draw:type="line" svg:x1="17.511cm" svg:y1="12.431cm" svg:x2="14.017cm" svg:y2="14.335cm" draw:start-shape="id27" draw:start-glue-point="2" draw:end-shape="id22" draw:end-glue-point="0" svg:d="m17511 12431-3494 1904">
          <text:p/>
        </draw:connector>
      </draw:page>
      <draw:page draw:name="page7" draw:style-name="dp1" draw:master-page-name="Default">
        <office:forms form:automatic-focus="false" form:apply-design-mode="false"/>
        <draw:frame draw:style-name="gr2" draw:text-style-name="P8" draw:layer="layout" svg:width="20.933cm" svg:height="1.905cm" svg:x="1.636cm" svg:y="1.635cm">
          <draw:text-box>
            <text:p text:style-name="P2"><text:span text:style-name="T5">Phase 5 : Excessive over kill massively over engineered </text:span><text:span text:style-name="T6">scalable</text:span><text:span text:style-name="T5"> system</text:span></text:p>
            <text:p text:style-name="P2"><text:span text:style-name="T5">System architecture</text:span></text:p>
          </draw:text-box>
        </draw:frame>
        <draw:rect draw:style-name="gr3" draw:text-style-name="P9" draw:id="id31" draw:layer="layout" svg:width="5.08cm" svg:height="1.27cm" svg:x="11.16cm" svg:y="11.795cm">
          <text:p text:style-name="P3"><text:span text:style-name="T5">Load Balancers</text:span></text:p>
        </draw:rect>
        <draw:rect draw:style-name="gr3" draw:text-style-name="P9" draw:id="id32" draw:layer="layout" svg:width="3.81cm" svg:height="1.27cm" svg:x="11.795cm" svg:y="8.62cm">
          <text:p text:style-name="P3"><text:span text:style-name="T5">Caisi Facility</text:span></text:p>
        </draw:rect>
        <draw:rect draw:style-name="gr3" draw:text-style-name="P9" draw:id="id33" draw:layer="layout" svg:width="3.81cm" svg:height="1.27cm" svg:x="17.51cm" svg:y="8.62cm">
          <text:p text:style-name="P3"><text:span text:style-name="T5">Caisi Facility</text:span></text:p>
        </draw:rect>
        <draw:rect draw:style-name="gr3" draw:text-style-name="P9" draw:id="id30" draw:layer="layout" svg:width="3.81cm" svg:height="1.27cm" svg:x="6.08cm" svg:y="8.62cm">
          <text:p text:style-name="P3"><text:span text:style-name="T5">Caisi Facility</text:span></text:p>
        </draw:rect>
        <draw:connector draw:style-name="gr4" draw:text-style-name="P3" draw:layer="layout" draw:type="line" svg:x1="7.985cm" svg:y1="9.89cm" svg:x2="13.7cm" svg:y2="11.795cm" draw:start-shape="id30" draw:start-glue-point="2" draw:end-shape="id31" draw:end-glue-point="0" svg:d="m7985 9890 5715 1905">
          <text:p text:style-name="P3"><text:span text:style-name="T3">Web Service</text:span></text:p>
        </draw:connector>
        <draw:connector draw:style-name="gr4" draw:text-style-name="P3" draw:layer="layout" draw:type="line" svg:x1="13.7cm" svg:y1="9.89cm" svg:x2="13.7cm" svg:y2="11.795cm" draw:start-shape="id32" draw:start-glue-point="2" draw:end-shape="id31" draw:end-glue-point="0" svg:d="m13700 9890v1905">
          <text:p text:style-name="P3"><text:span text:style-name="T3">Web Service</text:span></text:p>
        </draw:connector>
        <draw:connector draw:style-name="gr4" draw:text-style-name="P3" draw:layer="layout" draw:type="line" svg:x1="19.415cm" svg:y1="9.89cm" svg:x2="13.7cm" svg:y2="11.795cm" draw:start-shape="id33" draw:start-glue-point="2" draw:end-shape="id31" draw:end-glue-point="0" svg:d="m19415 9890-5715 1905">
          <text:p text:style-name="P3"><text:span text:style-name="T3">Web Service</text:span></text:p>
        </draw:connector>
        <draw:rect draw:style-name="gr3" draw:text-style-name="P4" draw:id="id38" draw:layer="layout" svg:width="8.89cm" svg:height="1.81cm" svg:x="9.255cm" svg:y="18.78cm">
          <text:p text:style-name="P3">MySql<text:line-break/>(Master)</text:p>
        </draw:rect>
        <draw:rect draw:style-name="gr13" draw:text-style-name="P4" draw:layer="layout" svg:width="7.62cm" svg:height="4.445cm" svg:x="1.635cm" svg:y="13.7cm">
          <text:p/>
        </draw:rect>
        <draw:rect draw:style-name="gr3" draw:text-style-name="P9" draw:id="id34" draw:layer="layout" svg:width="6.35cm" svg:height="1.27cm" svg:x="2.27cm" svg:y="14.335cm">
          <text:p text:style-name="P3"><text:span text:style-name="T5">Integrator</text:span></text:p>
        </draw:rect>
        <draw:rect draw:style-name="gr3" draw:text-style-name="P9" draw:id="id37" draw:layer="layout" svg:width="3.175cm" svg:height="1.905cm" svg:x="2.27cm" svg:y="15.605cm">
          <text:p text:style-name="P3"><text:span text:style-name="T5">AMQ</text:span></text:p>
        </draw:rect>
        <draw:rect draw:style-name="gr3" draw:text-style-name="P9" draw:id="id40" draw:layer="layout" svg:width="3.175cm" svg:height="1.905cm" svg:x="5.445cm" svg:y="15.605cm">
          <text:p text:style-name="P3"><text:span text:style-name="T5">MySql</text:span><text:span text:style-name="T5"><text:line-break/></text:span><text:span text:style-name="T5">(Slave)</text:span></text:p>
        </draw:rect>
        <draw:rect draw:style-name="gr13" draw:text-style-name="P4" draw:layer="layout" svg:width="7.62cm" svg:height="4.445cm" svg:x="18.145cm" svg:y="13.7cm">
          <text:p/>
        </draw:rect>
        <draw:rect draw:style-name="gr3" draw:text-style-name="P9" draw:id="id36" draw:layer="layout" svg:width="6.35cm" svg:height="1.27cm" svg:x="18.78cm" svg:y="14.335cm">
          <text:p text:style-name="P3"><text:span text:style-name="T5">Integrator</text:span></text:p>
        </draw:rect>
        <draw:rect draw:style-name="gr3" draw:text-style-name="P9" draw:id="id42" draw:layer="layout" svg:width="3.175cm" svg:height="1.905cm" svg:x="18.78cm" svg:y="15.605cm">
          <text:p text:style-name="P3"><text:span text:style-name="T5">AMQ</text:span></text:p>
        </draw:rect>
        <draw:rect draw:style-name="gr3" draw:text-style-name="P9" draw:id="id41" draw:layer="layout" svg:width="3.175cm" svg:height="1.905cm" svg:x="21.955cm" svg:y="15.605cm">
          <text:p text:style-name="P3"><text:span text:style-name="T5">MySql</text:span><text:span text:style-name="T5"><text:line-break/></text:span><text:span text:style-name="T5">(Slave)</text:span></text:p>
        </draw:rect>
        <draw:rect draw:style-name="gr13" draw:text-style-name="P4" draw:layer="layout" svg:width="7.62cm" svg:height="4.445cm" svg:x="9.89cm" svg:y="13.7cm">
          <text:p/>
        </draw:rect>
        <draw:rect draw:style-name="gr3" draw:text-style-name="P9" draw:id="id35" draw:layer="layout" svg:width="6.35cm" svg:height="1.27cm" svg:x="10.525cm" svg:y="14.335cm">
          <text:p text:style-name="P3"><text:span text:style-name="T5">Integrator</text:span></text:p>
        </draw:rect>
        <draw:rect draw:style-name="gr3" draw:text-style-name="P9" draw:id="id39" draw:layer="layout" svg:width="3.175cm" svg:height="1.905cm" svg:x="10.525cm" svg:y="15.605cm">
          <text:p text:style-name="P3"><text:span text:style-name="T5">AMQ</text:span></text:p>
        </draw:rect>
        <draw:rect draw:style-name="gr3" draw:text-style-name="P9" draw:id="id43" draw:layer="layout" svg:width="3.175cm" svg:height="1.905cm" svg:x="13.7cm" svg:y="15.605cm">
          <text:p text:style-name="P3"><text:span text:style-name="T5">MySql</text:span><text:span text:style-name="T5"><text:line-break/></text:span><text:span text:style-name="T5">(Slave)</text:span></text:p>
        </draw:rect>
        <draw:connector draw:style-name="gr11" draw:text-style-name="P4" draw:layer="layout" draw:type="line" svg:x1="13.7cm" svg:y1="13.065cm" svg:x2="5.445cm" svg:y2="14.335cm" draw:start-shape="id31" draw:start-glue-point="2" draw:end-shape="id34" draw:end-glue-point="0" svg:d="m13700 13065-8255 1270">
          <text:p/>
        </draw:connector>
        <draw:connector draw:style-name="gr11" draw:text-style-name="P4" draw:layer="layout" draw:type="line" svg:x1="13.7cm" svg:y1="13.065cm" svg:x2="13.7cm" svg:y2="14.335cm" draw:start-shape="id31" draw:start-glue-point="2" draw:end-shape="id35" draw:end-glue-point="0" svg:d="m13700 13065v1270">
          <text:p/>
        </draw:connector>
        <draw:connector draw:style-name="gr11" draw:text-style-name="P4" draw:layer="layout" draw:type="line" svg:x1="13.7cm" svg:y1="13.065cm" svg:x2="21.955cm" svg:y2="14.335cm" draw:start-shape="id31" draw:start-glue-point="2" draw:end-shape="id36" draw:end-glue-point="0" svg:d="m13700 13065 8255 1270">
          <text:p/>
        </draw:connector>
        <draw:connector draw:style-name="gr11" draw:text-style-name="P4" draw:layer="layout" draw:type="curve" svg:x1="3.857cm" svg:y1="17.51cm" svg:x2="9.255cm" svg:y2="19.685cm" draw:start-shape="id37" draw:start-glue-point="2" draw:end-shape="id38" draw:end-glue-point="3" svg:d="m3857 17510c0 1450 1799 2175 5398 2175">
          <text:p/>
        </draw:connector>
        <draw:connector draw:style-name="gr11" draw:text-style-name="P4" draw:layer="layout" draw:type="curve" draw:line-skew="0.27cm" svg:x1="12.112cm" svg:y1="17.51cm" svg:x2="13.7cm" svg:y2="18.78cm" draw:start-shape="id39" draw:start-glue-point="2" draw:end-shape="id38" draw:end-glue-point="0" svg:d="m12112 17510c0 1357 1588 723 1588 1270">
          <text:p/>
        </draw:connector>
        <draw:connector draw:style-name="gr11" draw:text-style-name="P4" draw:layer="layout" draw:type="curve" svg:x1="9.255cm" svg:y1="19.685cm" svg:x2="7.032cm" svg:y2="17.51cm" draw:start-shape="id38" draw:start-glue-point="3" draw:end-shape="id40" draw:end-glue-point="2" svg:d="m9255 19685c-1482 0-2223-725-2223-2175">
          <text:p/>
        </draw:connector>
        <draw:connector draw:style-name="gr11" draw:text-style-name="P4" draw:layer="layout" draw:type="curve" svg:x1="18.145cm" svg:y1="19.685cm" svg:x2="23.542cm" svg:y2="17.51cm" draw:start-shape="id38" draw:start-glue-point="1" draw:end-shape="id41" draw:end-glue-point="2" svg:d="m18145 19685c3598 0 5397-725 5397-2175">
          <text:p/>
        </draw:connector>
        <draw:connector draw:style-name="gr11" draw:text-style-name="P4" draw:layer="layout" draw:type="curve" svg:x1="20.367cm" svg:y1="17.51cm" svg:x2="18.145cm" svg:y2="19.685cm" draw:start-shape="id42" draw:start-glue-point="2" draw:end-shape="id38" draw:end-glue-point="1" svg:d="m20367 17510c0 1450-740 2175-2222 2175">
          <text:p/>
        </draw:connector>
        <draw:connector draw:style-name="gr11" draw:text-style-name="P4" draw:layer="layout" draw:type="curve" svg:x1="13.7cm" svg:y1="18.78cm" svg:x2="15.287cm" svg:y2="17.51cm" draw:start-shape="id38" draw:start-glue-point="0" draw:end-shape="id43" draw:end-glue-point="2" svg:d="m13700 18780c0-952 1587-318 1587-1270">
          <text:p/>
        </draw:connector>
        <draw:frame draw:style-name="gr8" draw:text-style-name="P6" draw:layer="layout" svg:width="22.778cm" svg:height="4.991cm" svg:x="1.925cm" svg:y="3.137cm">
          <draw:text-box>
            <text:p text:style-name="P2"><text:span text:style-name="T2">In this scenario we are looking at such high through put that we need multiple web service machines. The data writes</text:span></text:p>
            <text:p text:style-name="P2"><text:span text:style-name="T2">will still go through AMQ as to not overload the master database. Slave replication databases on the local integrator</text:span></text:p>
            <text:p text:style-name="P2"><text:span text:style-name="T2">machines will alleviate read loads on the database and will allow us to scale wide. This architecture removes almost</text:span></text:p>
            <text:p text:style-name="P2"><text:span text:style-name="T2">all bottle necks. All read access can occur on a locally replicated machine so scaling wide is not a problem. LDAP has</text:span></text:p>
            <text:p text:style-name="P2"><text:span text:style-name="T2">been </text:span><text:span text:style-name="T7">omitted</text:span><text:span text:style-name="T2"> from the diagram but ldap servers should be able to handle the authentication requests easily, if not,</text:span></text:p>
            <text:p text:style-name="P2"><text:span text:style-name="T2">ldap servers also easily replicate and can be installed on each local integrator as slave ldap instances as well. The </text:span></text:p>
            <text:p text:style-name="P2"><text:span text:style-name="T2">single data point should not be a problem either as all requests are queued through AMQ so we can throttle it to only</text:span></text:p>
            <text:p text:style-name="P2"><text:span text:style-name="T2">consume 1 socket and or thread per integrator machine. This would mean we can easily scale wide to over a couple of</text:span></text:p>
            <text:p text:style-name="P2"><text:span text:style-name="T2">thousand integrator machines without the master mysql database having too many problems and without affecting</text:span></text:p>
            <text:p text:style-name="P2"><text:span text:style-name="T2">the response time of the user read requests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textarea-horizontal-align="left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9$Build-9358</meta:generator>
    <meta:creation-date>2008-11-05T13:18:23</meta:creation-date>
    <dc:date>2008-12-24T14:57:56</dc:date>
    <meta:editing-cycles>5</meta:editing-cycles>
    <meta:editing-duration>PT01H00M35S</meta:editing-duration>
    <dc:creator>x x</dc:creator>
    <meta:document-statistic meta:object-count="96"/>
    <meta:user-defined meta:name="Info 1"/>
    <meta:user-defined meta:name="Info 2"/>
    <meta:user-defined meta:name="Info 3"/>
    <meta:user-defined meta:name="Info 4"/>
  </office:meta>
</office:document-meta>
</file>